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3689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4.5563in"/>
    </style:style>
    <style:style style:name="co6" style:family="table-column">
      <style:table-column-properties fo:break-before="auto" style:column-width="5.8327in"/>
    </style:style>
    <style:style style:name="co7" style:family="table-column">
      <style:table-column-properties fo:break-before="auto" style:column-width="0.2252in"/>
    </style:style>
    <style:style style:name="co8" style:family="table-column">
      <style:table-column-properties fo:break-before="auto" style:column-width="3.1409in"/>
    </style:style>
    <style:style style:name="co9" style:family="table-column">
      <style:table-column-properties fo:break-before="auto" style:column-width="11.5256in"/>
    </style:style>
    <style:style style:name="co10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background-color="#ffe994" fo:border="0.99pt double #000000" style:border-line-width="0.0047in 0.0047in 0.0047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99pt double #000000" style:border-line-width="0.0047in 0.0047in 0.0047in"/>
    </style:style>
    <style:style style:name="ce3" style:family="table-cell" style:parent-style-name="Default" style:data-style-name="N10036">
      <style:table-cell-properties fo:border="0.99pt double #000000" style:border-line-width="0.0047in 0.0047in 0.0047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style:font-name-asian="Noto Sans CJK SC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italic" style:font-style-asian="italic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bold" fo:font-size="10pt"/>
    </style:style>
    <style:style style:name="T3" style:family="text">
      <style:text-properties style:language-complex="hi" style:country-complex="IN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font-name-asian="Noto Sans CJK SC" style:font-name="Liberation Sans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2" table:number-columns-repeated="7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CONCEPTION PHASE</text:p>
          </table:table-cell>
          <table:covered-table-cell table:style-name="ce18"/>
          <table:table-cell table:style-name="ce14" table:number-columns-spanned="2" table:number-rows-spanned="1"/>
          <table:covered-table-cell table:style-name="Default"/>
          <table:table-cell table:style-name="ce24"/>
          <table:table-cell table:number-columns-repeated="7"/>
        </table:table-row>
        <table:table-row table:style-name="ro1">
          <table:table-cell table:style-name="ce13"/>
          <table:table-cell table:style-name="ce15" office:value-type="string" calcext:value-type="string" table:number-columns-spanned="2" table:number-rows-spanned="1">
            <text:p>Started: 01.01.1970</text:p>
          </table:table-cell>
          <table:covered-table-cell table:style-name="ce19"/>
          <table:table-cell table:style-name="ce15"/>
          <table:table-cell table:style-name="ce23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oal</text:p>
          </table:table-cell>
          <table:table-cell table:style-name="ce2"/>
          <table:table-cell/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inished by</text:p>
          </table:table-cell>
          <table:table-cell table:style-name="ce3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2"/>
          <table:table-cell table:number-columns-repeated="2"/>
          <table:table-cell table:style-name="ce17" table:number-columns-repeated="7"/>
        </table:table-row>
        <table:table-row table:style-name="ro1">
          <table:table-cell/>
          <table:table-cell table:style-name="ce17"/>
          <table:table-cell table:style-name="ce22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1">- “Finished by” does not have to necessarily be accurate yet. Modify it after Planning is ready.</text:span></text:p>
            <text:p><text:span text:style-name="T2">- Scope is needed above all to define what your Goal is NOT. Bear that in mind throughout the whole project.</text:span></text:p>
            <text:p><text:span text:style-name="T3">- Add as much as you can to both Scope and Dependencies, even if it’s obvious.</text:span></text:p>
          </table:table-cell>
          <table:table-cell table:style-name="ce17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ce7"/>
        <table:table-column table:style-name="co2" table:default-cell-style-name="ce10"/>
        <table:table-column table:style-name="co2" table:default-cell-style-name="ce7"/>
        <table:table-column table:style-name="co2" table:default-cell-style-name="ce10"/>
        <table:table-column table:style-name="co2" table:default-cell-style-name="ce7"/>
        <table:table-column table:style-name="co2" table:default-cell-style-name="ce10"/>
        <table:table-column table:style-name="co2" table:default-cell-style-name="ce7"/>
        <table:table-column table:style-name="co2" table:default-cell-style-name="ce10"/>
        <table:table-column table:style-name="co2" table:default-cell-style-name="ce7"/>
        <table:table-column table:style-name="co2" table:default-cell-style-name="ce10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PLANNING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1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7" table:number-columns-repeated="12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11"/>
        </table:table-row>
        <table:table-row table:style-name="ro2">
          <table:table-cell/>
          <table:table-cell table:style-name="ce17"/>
          <table:table-cell table:style-name="ce8" office:value-type="string" calcext:value-type="string" table:number-columns-spanned="11" table:number-rows-spanned="1">
            <text:p>- Tasks need to be Specific, Measurable, Attainable, Relevant and Time Based</text:p>
            <text:p><text:span text:style-name="T4">- One column for the “Task name”, another one for “Time to Finish”</text:span></text:p>
            <text:p><text:span text:style-name="T4">- Task 1a is a sub-task of Task 1 because it can only start after Task 1 is done</text:span></text:p>
            <text:p><text:span text:style-name="T4">- Task 1 and Task 2 are independent from one another, therefore they go at the same level</text:span></text:p>
            <text:p><text:span text:style-name="T4">- “Finish by:” must be after the biggest time to finish on that column</text:span></text:p>
          </table:table-cell>
          <table:covered-table-cell table:number-columns-repeated="10" table:style-name="ce17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4" office:value-type="string" calcext:value-type="string">
            <text:p>Finish by:</text:p>
          </table:table-cell>
          <table:table-cell table:style-name="ce6" office:value-type="string" calcext:value-type="string" table:number-columns-spanned="2" table:number-rows-spanned="1">
            <text:p>01.02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01.03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4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30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office:value-type="string" calcext:value-type="string">
            <text:p>2 week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ask 1a</text:p>
          </table:table-cell>
          <table:table-cell office:value-type="string" calcext:value-type="string">
            <text:p>2 day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ask 1aa</text:p>
          </table:table-cell>
          <table:table-cell office:value-type="string" calcext:value-type="string">
            <text:p>14 day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ask 1b</text:p>
          </table:table-cell>
          <table:table-cell office:value-type="string" calcext:value-type="string">
            <text:p>1 hou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ask 1c</text:p>
          </table:table-cell>
          <table:table-cell office:value-type="string" calcext:value-type="string">
            <text:p>1 mon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office:value-type="string" calcext:value-type="string">
            <text:p>2 weeks</text:p>
          </table:table-cell>
          <table:table-cell table:number-columns-repeated="10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ecution, Control" table:style-name="ta1"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2" table:number-columns-repeated="10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1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No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table:number-columns-repeated="11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0" table:default-cell-style-name="Default"/>
        <table:table-column table:style-name="co9" table:default-cell-style-name="ce12"/>
        <table:table-column table:style-name="co2" table:number-columns-repeated="11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1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Note</text:p>
          </table:table-cell>
          <table:table-cell table:number-columns-repeated="11"/>
        </table:table-row>
        <table:table-row table:style-name="ro1" table:number-rows-repeated="1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18:12.135253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04T15:35:42.606129366</dc:date>
    <meta:editing-duration>PT5M23S</meta:editing-duration>
    <meta:editing-cycles>3</meta:editing-cycles>
    <meta:generator>LibreOffice/6.4.6.2$Linux_X86_64 LibreOffice_project/40$Build-2</meta:generator>
    <meta:document-statistic meta:table-count="4" meta:cell-count="39" meta:object-count="0"/>
  </office:meta>
</office:document-meta>
</file>